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heet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ess 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6"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style-name="ce8"/>
          <table:table-cell table:number-columns-repeated="3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//IMP 1</text:p>
          </table:table-cell>
          <table:table-cell office:value-type="string" calcext:value-type="string" table:number-columns-spanned="4" table:number-rows-spanned="1">
            <text:p>Register names are unique across all regfile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//IMP 2</text:p>
          </table:table-cell>
          <table:table-cell office:value-type="string" calcext:value-type="string" table:number-columns-spanned="4" table:number-rows-spanned="1">
            <text:p>Field names are unique for each regfile</text:p>
          </table:table-cell>
          <table:covered-table-cell table:number-columns-repeated="3"/>
        </table:table-row>
      </table:table>
      <table:table table:name="General 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4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4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03:26:30.82627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5-12T03:00:38.433043839</dc:date>
    <meta:editing-duration>P5DT8H53M32S</meta:editing-duration>
    <meta:editing-cycles>47</meta:editing-cycles>
    <meta:generator>LibreOffice/6.1.4.2$Linux_X86_64 LibreOffice_project/10$Build-2</meta:generator>
    <meta:document-statistic meta:table-count="6" meta:cell-count="674" meta:object-count="0"/>
  </office:meta>
</office:document-meta>
</file>